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e" svg:font-family="Tinoe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idadão dos céus</text:p>
      <text:p text:style-name="P1"/>
      <text:p text:style-name="P1">intro: F#m E D </text:p>
      <text:p text:style-name="P1">bpm: 135</text:p>
      <text:p text:style-name="P1"/>
      <text:p text:style-name="P1">F#m<text:tab/> <text:s text:c="8"/>E <text:s text:c="6"/>D</text:p>
      <text:p text:style-name="P1">Eu tenho uma palavra</text:p>
      <text:p text:style-name="P1">F#m <text:s text:c="10"/>E <text:s text:c="2"/>D</text:p>
      <text:p text:style-name="P1">E nela confiarei</text:p>
      <text:p text:style-name="P1">F#m<text:tab/><text:tab/> <text:s text:c="6"/>E <text:s text:c="8"/>D</text:p>
      <text:p text:style-name="P1">Foi conquistada lá na cruz</text:p>
      <text:p text:style-name="P1">F#m <text:s text:c="11"/>E <text:s text:c="6"/>D</text:p>
      <text:p text:style-name="P1">Autoridade e poder</text:p>
      <text:p text:style-name="P1"/>
      <text:p text:style-name="P1">A9 <text:s text:c="7"/>B5 <text:s text:c="6"/><text:tab/><text:tab/>D</text:p>
      <text:p text:style-name="P1">Para pisar serpentes e escorpiões</text:p>
      <text:p text:style-name="P1"><text:s text:c="5"/>E<text:tab/></text:p>
      <text:p text:style-name="P1">E toda obra do mal</text:p>
      <text:p text:style-name="P1">A9<text:tab/> <text:s/>B5<text:tab/><text:tab/><text:tab/> <text:s text:c="7"/>D<text:tab/><text:tab/></text:p>
      <text:p text:style-name="P1">E nada vai me causar algum dano</text:p>
      <text:p text:style-name="P1"><text:s text:c="2"/>C#5</text:p>
      <text:p text:style-name="P1">Sou cidadão dos céus</text:p>
      <text:p text:style-name="P1"/>
      <text:p text:style-name="P1">refrão(2 x)</text:p>
      <text:p text:style-name="P1">F#m<text:tab/><text:tab/>E <text:s text:c="13"/>B5</text:p>
      <text:p text:style-name="P1">Eu vou dançar de alegria</text:p>
      <text:p text:style-name="P1">F#m <text:s text:c="11"/>E <text:s text:c="18"/>B5</text:p>
      <text:p text:style-name="P1">Antes de ver o milagre acontecer</text:p>
      <text:p text:style-name="P1">F#m <text:s text:c="11"/>E <text:s text:c="14"/>B5</text:p>
      <text:p text:style-name="P1">Vou celebrar, tirar os pés do chão</text:p>
      <text:p text:style-name="P1">F#m <text:s text:c="11"/>E <text:s text:c="12"/></text:p>
      <text:p text:style-name="P1">E se o inimigo ousar e</text:p>
      <text:p text:style-name="P1"><text:s text:c="9"/>B5 <text:s text:c="4"/>C#5 <text:s/>D5</text:p>
      <text:p text:style-name="P1">Vier contra mim</text:p>
      <text:p text:style-name="P1"><text:s text:c="26"/>E5</text:p>
      <text:p text:style-name="P1">Por sete caminhos ele fugirá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e" svg:font-family="Tinoe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1T09:56:54</meta:creation-date>
    <dc:date>2016-05-11T16:00:55</dc:date>
    <meta:editing-duration>PT6H4M5S</meta:editing-duration>
    <meta:editing-cycles>3</meta:editing-cycles>
    <meta:generator>OpenOffice/4.1.2$Linux OpenOffice.org_project/412m3$Build-9782</meta:generator>
    <meta:document-statistic meta:table-count="0" meta:image-count="0" meta:object-count="0" meta:page-count="1" meta:paragraph-count="32" meta:word-count="114" meta:character-count="702"/>
  </office:meta>
</office:document-meta>
</file>